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8f10a" officeooo:paragraph-rsid="0018f10a" fo:background-color="#ffff00"/>
    </style:style>
    <style:style style:name="P10" style:family="paragraph" style:parent-style-name="Standard">
      <style:text-properties fo:language="ru" fo:country="RU" officeooo:rsid="0015b5b2" officeooo:paragraph-rsid="0015b5b2" fo:background-color="#ffff00"/>
    </style:style>
    <style:style style:name="P11" style:family="paragraph" style:parent-style-name="Standard">
      <style:text-properties fo:language="ru" fo:country="RU" officeooo:rsid="0019daaa" officeooo:paragraph-rsid="0019daaa" fo:background-color="#ffff00"/>
    </style:style>
    <style:style style:name="P12" style:family="paragraph" style:parent-style-name="Standard">
      <style:text-properties fo:language="ru" fo:country="RU" officeooo:rsid="0017a8dd" officeooo:paragraph-rsid="0017a8dd" fo:background-color="#ffff00"/>
    </style:style>
    <style:style style:name="P13" style:family="paragraph" style:parent-style-name="Standard">
      <style:text-properties fo:language="ru" fo:country="RU" officeooo:rsid="0019daaa" officeooo:paragraph-rsid="0019daaa" fo:background-color="transparent"/>
    </style:style>
    <style:style style:name="P14" style:family="paragraph" style:parent-style-name="Standard">
      <style:text-properties fo:language="ru" fo:country="RU" officeooo:rsid="000b145e" officeooo:paragraph-rsid="000b145e" fo:background-color="transparent"/>
    </style:style>
    <style:style style:name="P15" style:family="paragraph" style:parent-style-name="Standard">
      <style:text-properties fo:language="ru" fo:country="RU" officeooo:rsid="002e7d83" officeooo:paragraph-rsid="002e7d83"/>
    </style:style>
    <style:style style:name="P16" style:family="paragraph" style:parent-style-name="Standard">
      <style:text-properties fo:language="ru" fo:country="RU" officeooo:rsid="00308315" officeooo:paragraph-rsid="00308315"/>
    </style:style>
    <style:style style:name="P17" style:family="paragraph" style:parent-style-name="Standard">
      <style:text-properties fo:language="ru" fo:country="RU" officeooo:rsid="003225dc" officeooo:paragraph-rsid="003225dc"/>
    </style:style>
    <style:style style:name="P18" style:family="paragraph" style:parent-style-name="Standard">
      <style:text-properties officeooo:rsid="00290511" officeooo:paragraph-rsid="00290511"/>
    </style:style>
    <style:style style:name="P19" style:family="paragraph" style:parent-style-name="Standard">
      <style:text-properties style:use-window-font-color="true" fo:language="ru" fo:country="RU" officeooo:rsid="0021aafb" officeooo:paragraph-rsid="0021aafb" fo:background-color="#ff3838"/>
    </style:style>
    <style:style style:name="P20" style:family="paragraph" style:parent-style-name="Standard">
      <style:text-properties style:use-window-font-color="true" fo:language="ru" fo:country="RU" officeooo:rsid="0018f10a" officeooo:paragraph-rsid="0018f10a" fo:background-color="transparent"/>
    </style:style>
    <style:style style:name="P21" style:family="paragraph" style:parent-style-name="Standard">
      <style:text-properties fo:language="ru" fo:country="RU" officeooo:rsid="003759b1" officeooo:paragraph-rsid="003759b1"/>
    </style:style>
    <style:style style:name="P22" style:family="paragraph" style:parent-style-name="Standard">
      <style:text-properties fo:language="ru" fo:country="RU" officeooo:rsid="00378eb5" officeooo:paragraph-rsid="00378eb5"/>
    </style:style>
    <style:style style:name="P23" style:family="paragraph" style:parent-style-name="Standard">
      <style:text-properties fo:language="ru" fo:country="RU" officeooo:rsid="0017a8dd" officeooo:paragraph-rsid="0017a8dd" fo:background-color="#ffff00"/>
    </style:style>
    <style:style style:name="P24" style:family="paragraph" style:parent-style-name="Standard">
      <style:text-properties fo:language="ru" fo:country="RU" officeooo:rsid="00378eb5" officeooo:paragraph-rsid="00378eb5" fo:background-color="#ffff00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1cb999"/>
    </style:style>
    <style:style style:name="T13" style:family="text">
      <style:text-properties officeooo:rsid="0021aafb"/>
    </style:style>
    <style:style style:name="T14" style:family="text">
      <style:text-properties officeooo:rsid="00220936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86be9"/>
    </style:style>
    <style:style style:name="T17" style:family="text">
      <style:text-properties officeooo:rsid="002bc64b"/>
    </style:style>
    <style:style style:name="T18" style:family="text">
      <style:text-properties officeooo:rsid="002c7ffa"/>
    </style:style>
    <style:style style:name="T19" style:family="text">
      <style:text-properties officeooo:rsid="002ee04c"/>
    </style:style>
    <style:style style:name="T20" style:family="text">
      <style:text-properties officeooo:rsid="00387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4">2. Редактирование личной информации, <text:span text:style-name="T3">в том числе образование и локацию</text:span>. <text:span text:style-name="T19">+ </text:span></text:p>
      <text:p text:style-name="P14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14">4. Обмен сообщениями между пользователями, <text:span text:style-name="T3">удаление сообщений как пользователем так и админом</text:span>. <text:span text:style-name="T10">Предпо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20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7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0"><text:span text:style-name="T9">6</text:span>. <text:span text:style-name="T5">Просмотреть публичные сообщения друзей(история).</text:span></text:p>
      <text:p text:style-name="P8"><text:span text:style-name="T10">7</text:span>. <text:span text:style-name="T7">Отправить заявку в друзья/подтвердить друга/оставить в подписанных/удалить пользователя из друзей.</text:span></text:p>
      <text:p text:style-name="P19">8. <text:span text:style-name="T18">Получить пользователя у которого б</text:span>лижайший день рождени<text:span text:style-name="T14">я</text:span>.</text:p>
      <text:p text:style-name="P7"><text:span text:style-name="T13">9</text:span>. Просмотр информации о пользователе (профиля)</text:p>
      <text:p text:style-name="P11"><text:span text:style-name="T13">10</text:span>. Сортировать друзей по дате рождения/колличеству друзей.</text:p>
      <text:p text:style-name="P7"><text:span text:style-name="T12">11</text:span>. <text:span text:style-name="T7">Создать/редактировать/удалить сообщество</text:span>.</text:p>
      <text:p text:style-name="P12"><text:span text:style-name="T13">12</text:span>. <text:span text:style-name="T9">Добавление/редактирование/ удаление записи в сообществе.</text:span></text:p>
      <text:p text:style-name="P9">1<text:span text:style-name="T13">3</text:span>. <text:span text:style-name="T10">Добавление/редактирование/удаление комментариев к записи сообщества.</text:span></text:p>
      <text:p text:style-name="P12">1<text:span text:style-name="T13">4</text:span>. <text:span text:style-name="T8">Поиск сообщества по типу/дате создания/колличеству .</text:span></text:p>
      <text:p text:style-name="P24">15. Подписаться на сообщество.</text:p>
      <text:p text:style-name="P13">1<text:span text:style-name="T20">6</text:span>. Получение статуса о сутках для отображения темы аккаунта. <text:span text:style-name="T17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18"><text:span text:style-name="T16">3. </text:span><text:span text:style-name="T15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5">6. Получение приватных сообщений только текущего пользователя.</text:p>
      <text:p text:style-name="P16">7. Получение диалога с другим пользователем.</text:p>
      <text:p text:style-name="P17">8. Получить непрочитанные сообщения.</text:p>
      <text:p text:style-name="P21">9. Все комментарии может получить только администратор</text:p>
      <text:p text:style-name="P22">10. Получить историю постов на подписанные сообществ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8:35:00.140880561</meta:creation-date>
    <dc:date>2020-11-12T15:34:43.657906938</dc:date>
    <meta:editing-duration>PT15H23M4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77" meta:character-count="2176" meta:non-whitespace-character-count="1927"/>
  </office:meta>
</office:document-meta>
</file>